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1,3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s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,3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135,8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305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39,34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81.5" calcext:value-type="float">
            <text:p>38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6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54,747</text:p>
          </table:table-cell>
          <table:table-cell office:value-type="string" calcext:value-type="string">
            <text:p>4,220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^</text:p>
          </table:table-cell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676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59,723</text:p>
          </table:table-cell>
          <table:table-cell office:value-type="string" calcext:value-type="string">
            <text:p>4,721</text:p>
          </table:table-cell>
          <table:table-cell/>
          <table:table-cell office:value-type="float" office:value="296.6" calcext:value-type="float">
            <text:p>296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/>
          <table:table-cell office:value-type="string" calcext:value-type="string">
            <text:p>Number of Imported Cases of Chikungunya Fever 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Americas, by Country or Territor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Weekly and Cumulative cas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pidemiological Week / EW 26 (Updated 27 June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Weekly Imported</text:p>
          </table:table-cell>
          <table:table-cell table:number-columns-repeated="2"/>
          <table:table-cell office:value-type="string" calcext:value-type="string">
            <text:p>Cumulative Import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ses</text:p>
          </table:table-cell>
          <table:table-cell table:number-columns-repeated="3"/>
          <table:table-cell office:value-type="string" calcext:value-type="string">
            <text:p>Cas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3:51</meta:creation-date>
    <dc:date>2018-09-02T04:03:14</dc:date>
    <meta:generator>LibreOffice/5.1.6.2$Linux_X86_64 LibreOffice_project/10m0$Build-2</meta:generator>
    <meta:document-statistic meta:table-count="2" meta:cell-count="3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